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0.15pt"/>
    </style:style>
    <style:style style:name="co2" style:family="table-column">
      <style:table-column-properties fo:break-before="auto" style:column-width="225.41pt"/>
    </style:style>
    <style:style style:name="co3" style:family="table-column">
      <style:table-column-properties fo:break-before="auto" style:column-width="268.61pt"/>
    </style:style>
    <style:style style:name="co4" style:family="table-column">
      <style:table-column-properties fo:break-before="auto" style:column-width="725.56pt"/>
    </style:style>
    <style:style style:name="co5" style:family="table-column">
      <style:table-column-properties fo:break-before="auto" style:column-width="365.9pt"/>
    </style:style>
    <style:style style:name="co6" style:family="table-column">
      <style:table-column-properties fo:break-before="auto" style:column-width="273.26pt"/>
    </style:style>
    <style:style style:name="co7" style:family="table-column">
      <style:table-column-properties fo:break-before="auto" style:column-width="371.54pt"/>
    </style:style>
    <style:style style:name="co8" style:family="table-column">
      <style:table-column-properties fo:break-before="auto" style:column-width="242.39pt"/>
    </style:style>
    <style:style style:name="co9" style:family="table-column">
      <style:table-column-properties fo:break-before="auto" style:column-width="234.65pt"/>
    </style:style>
    <style:style style:name="co10" style:family="table-column">
      <style:table-column-properties fo:break-before="auto" style:column-width="419.75pt"/>
    </style:style>
    <style:style style:name="co11" style:family="table-column">
      <style:table-column-properties fo:break-before="auto" style:column-width="400.2pt"/>
    </style:style>
    <style:style style:name="co12" style:family="table-column">
      <style:table-column-properties fo:break-before="auto" style:column-width="275.81pt"/>
    </style:style>
    <style:style style:name="co13" style:family="table-column">
      <style:table-column-properties fo:break-before="auto" style:column-width="521.04pt"/>
    </style:style>
    <style:style style:name="co14" style:family="table-column">
      <style:table-column-properties fo:break-before="auto" style:column-width="299pt"/>
    </style:style>
    <style:style style:name="co15" style:family="table-column">
      <style:table-column-properties fo:break-before="auto" style:column-width="300.5pt"/>
    </style:style>
    <style:style style:name="co16" style:family="table-column">
      <style:table-column-properties fo:break-before="auto" style:column-width="64.01pt"/>
    </style:style>
    <style:style style:name="ro1" style:family="table-row">
      <style:table-row-properties style:row-height="67.69pt" fo:break-before="auto" style:use-optimal-row-height="false"/>
    </style:style>
    <style:style style:name="ro2" style:family="table-row">
      <style:table-row-properties style:row-height="40.14pt" fo:break-before="auto" style:use-optimal-row-height="false"/>
    </style:style>
    <style:style style:name="ro3" style:family="table-row">
      <style:table-row-properties style:row-height="35.55pt" fo:break-before="auto" style:use-optimal-row-height="false"/>
    </style:style>
    <style:style style:name="ro4" style:family="table-row">
      <style:table-row-properties style:row-height="30.95pt" fo:break-before="auto" style:use-optimal-row-height="false"/>
    </style:style>
    <style:style style:name="ro5" style:family="table-row">
      <style:table-row-properties style:row-height="53.94pt" fo:break-before="auto" style:use-optimal-row-height="false"/>
    </style:style>
    <style:style style:name="ro6" style:family="table-row">
      <style:table-row-properties style:row-height="44.76pt" fo:break-before="auto" style:use-optimal-row-height="false"/>
    </style:style>
    <style:style style:name="ro7" style:family="table-row">
      <style:table-row-properties style:row-height="39pt" fo:break-before="auto" style:use-optimal-row-height="false"/>
    </style:style>
    <style:style style:name="ro8" style:family="table-row">
      <style:table-row-properties style:row-height="24.09pt" fo:break-before="auto" style:use-optimal-row-height="false"/>
    </style:style>
    <style:style style:name="ro9" style:family="table-row">
      <style:table-row-properties style:row-height="47.06pt" fo:break-before="auto" style:use-optimal-row-height="false"/>
    </style:style>
    <style:style style:name="ro10" style:family="table-row">
      <style:table-row-properties style:row-height="57.4pt" fo:break-before="auto" style:use-optimal-row-height="true"/>
    </style:style>
    <style:style style:name="ro11" style:family="table-row">
      <style:table-row-properties style:row-height="34.41pt" fo:break-before="auto" style:use-optimal-row-height="true"/>
    </style:style>
    <style:style style:name="ro12" style:family="table-row">
      <style:table-row-properties style:row-height="45.89pt" fo:break-before="auto" style:use-optimal-row-height="false"/>
    </style:style>
    <style:style style:name="ro13" style:family="table-row">
      <style:table-row-properties style:row-height="68.85pt" fo:break-before="auto" style:use-optimal-row-height="true"/>
    </style:style>
    <style:style style:name="ro14" style:family="table-row">
      <style:table-row-properties style:row-height="27.55pt" fo:break-before="auto" style:use-optimal-row-height="false"/>
    </style:style>
    <style:style style:name="ro15" style:family="table-row">
      <style:table-row-properties style:row-height="32.09pt" fo:break-before="auto" style:use-optimal-row-height="false"/>
    </style:style>
    <style:style style:name="ro16" style:family="table-row">
      <style:table-row-properties style:row-height="34.41pt" fo:break-before="auto" style:use-optimal-row-height="false"/>
    </style:style>
    <style:style style:name="ro17" style:family="table-row">
      <style:table-row-properties style:row-height="50.51pt" fo:break-before="auto" style:use-optimal-row-height="false"/>
    </style:style>
    <style:style style:name="ro18" style:family="table-row">
      <style:table-row-properties style:row-height="57.4pt" fo:break-before="auto" style:use-optimal-row-height="false"/>
    </style:style>
    <style:style style:name="ro19"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font-size="20pt" fo:font-weight="bold" style:font-size-asian="20pt" style:font-weight-asian="bold" style:font-size-complex="20pt" style:font-weight-complex="bold"/>
    </style:style>
    <style:style style:name="ce2" style:family="table-cell" style:parent-style-name="Default">
      <style:table-cell-properties style:vertical-align="middle"/>
    </style:style>
    <style:style style:name="ce3" style:family="table-cell" style:parent-style-name="Default">
      <style:table-cell-properties style:text-align-source="fix" style:repeat-content="false" style:vertical-align="automatic"/>
      <style:paragraph-properties fo:text-align="center" fo:margin-left="0pt"/>
      <style:text-properties fo:font-size="20pt" fo:font-weight="bold" style:font-size-asian="20pt" style:font-weight-asian="bold" style:font-size-complex="20pt" style:font-weight-complex="bold"/>
    </style:style>
    <style:style style:name="ce4" style:family="table-cell" style:parent-style-name="Default">
      <style:table-cell-properties style:vertical-align="automatic"/>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3"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ecord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2" table:default-cell-style-name="ce2"/>
        <table:table-column table:style-name="co6" table:default-cell-style-name="ce2"/>
        <table:table-column table:style-name="co7" table:default-cell-style-name="ce4"/>
        <table:table-column table:style-name="co8" table:default-cell-style-name="ce2"/>
        <table:table-column table:style-name="co9" table:default-cell-style-name="ce2"/>
        <table:table-column table:style-name="co4" table:default-cell-style-name="Default"/>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number-columns-repeated="1007" table:default-cell-style-name="Default"/>
        <table:table-row table:style-name="ro1">
          <table:table-cell table:style-name="ce1" office:value-type="string" calcext:value-type="string">
            <text:p>JOB TITLE</text:p>
          </table:table-cell>
          <table:table-cell table:style-name="ce1" office:value-type="string" calcext:value-type="string">
            <text:p>COMPANY NAME</text:p>
          </table:table-cell>
          <table:table-cell table:style-name="ce1" office:value-type="string" calcext:value-type="string">
            <text:p>VACANCY</text:p>
          </table:table-cell>
          <table:table-cell table:style-name="ce1" office:value-type="string" calcext:value-type="string">
            <text:p>JOB RESPONSIBILITIES</text:p>
          </table:table-cell>
          <table:table-cell table:style-name="ce1" office:value-type="string" calcext:value-type="string">
            <text:p>JOB CONTEXT</text:p>
          </table:table-cell>
          <table:table-cell table:style-name="ce1" office:value-type="string" calcext:value-type="string">
            <text:p>EMPLOYMENT STATUS</text:p>
          </table:table-cell>
          <table:table-cell table:style-name="ce1" office:value-type="string" calcext:value-type="string">
            <text:p>EXPERIENCE</text:p>
          </table:table-cell>
          <table:table-cell table:style-name="ce3" office:value-type="string" calcext:value-type="string">
            <text:p>GENDER</text:p>
          </table:table-cell>
          <table:table-cell table:style-name="ce1" office:value-type="string" calcext:value-type="string">
            <text:p>AGE</text:p>
          </table:table-cell>
          <table:table-cell table:style-name="ce1" office:value-type="string" calcext:value-type="string">
            <text:p>JOB LOCATION</text:p>
          </table:table-cell>
          <table:table-cell/>
          <table:table-cell table:style-name="ce1" office:value-type="string" calcext:value-type="string">
            <text:p>EDUCATIONAL REQUIREMENTS</text:p>
          </table:table-cell>
          <table:table-cell table:style-name="ce1" office:value-type="string" calcext:value-type="string">
            <text:p>ADDITIONAL REQUIREMENTS</text:p>
          </table:table-cell>
          <table:table-cell table:style-name="ce1" office:value-type="string" calcext:value-type="string">
            <text:p>SALARY</text:p>
          </table:table-cell>
          <table:table-cell table:style-name="ce1" office:value-type="string" calcext:value-type="string">
            <text:p>COMPENSATION &amp; AND OTHER BENEFITS</text:p>
          </table:table-cell>
          <table:table-cell table:style-name="ce1" office:value-type="string" calcext:value-type="string">
            <text:p>PUBLISHED ON</text:p>
          </table:table-cell>
          <table:table-cell table:style-name="ce1" office:value-type="string" calcext:value-type="string">
            <text:p>APPLICATION DEADLINE</text:p>
          </table:table-cell>
          <table:table-cell table:style-name="ce1" table:number-columns-repeated="1007"/>
        </table:table-row>
        <table:table-row table:style-name="ro2">
          <table:table-cell office:value-type="string" calcext:value-type="string">
            <text:p>Executive - Corporate Customer Support</text:p>
          </table:table-cell>
          <table:table-cell office:value-type="string" calcext:value-type="string">
            <text:p>Business Network </text:p>
          </table:table-cell>
          <table:table-cell office:value-type="string" calcext:value-type="string">
            <text:p>05</text:p>
            <text:p>                                                                </text:p>
          </table:table-cell>
          <table:table-cell office:value-type="string" calcext:value-type="string">
            <text:p>Provide professional and friendly support consistently via telephone, electronic help desk, and live chat with outstanding customer service skills and a dedication to the customer service experience.</text:p>
            <text:p>To ensure customer support both indoor &amp; outdoor within lowest possible time.</text:p>
            <text:p>System monitoring and response.</text:p>
            <text:p>Performing scheduled maintenance tasks.</text:p>
            <text:p>Support the day to day business operations.</text:p>
            <text:p>Preparing reports, documentation and provide training to users.</text:p>
            <text:p>Roaster duty (Day Shift/ Night Shift).</text:p>
            <text:p>Any other task assigned by management.</text:p>
            <text:p/>
            <text:p>                                                        </text:p>
          </table:table-cell>
          <table:table-cell office:value-type="string" calcext:value-type="string">
            <text:p>Business Network is an industry-leading ISP in the country, operating since last 10+ years is looking for a Customer Support Engineer(Corporate).</text:p>
          </table:table-cell>
          <table:table-cell office:value-type="string" calcext:value-type="string">
            <text:p/>
            <text:p>                                                                Full-time</text:p>
            <text:p>                                                            </text:p>
          </table:table-cell>
          <table:table-cell office:value-type="string" calcext:value-type="string">
            <text:p/>
            <text:p>Â At most 2 year(s)</text:p>
            <text:p>                                                                    </text:p>
          </table:table-cell>
          <table:table-cell office:value-type="string" calcext:value-type="string">
            <text:p/>
            <text:p>Â Only males are allowed to apply</text:p>
            <text:p>                                                                    </text:p>
          </table:table-cell>
          <table:table-cell office:value-type="string" calcext:value-type="string">
            <text:p/>
            <text:p>Â Age at most 30 years</text:p>
            <text:p>                                                                    </text:p>
          </table:table-cell>
          <table:table-cell office:value-type="string" calcext:value-type="string">
            <text:p/>
            <text:p>Â Dhaka</text:p>
            <text:p>                                                                    </text:p>
          </table:table-cell>
          <table:table-cell/>
          <table:table-cell office:value-type="string" calcext:value-type="string">
            <text:p/>
            <text:p>Bachelor of Science (BSc) in CSESkills of TCP/IP and Server Management will be a plus.</text:p>
            <text:p>CCNA/MTCNA Course complete will be added as a plus point but not mandatory.</text:p>
            <text:p>Age: upto 30 years</text:p>
            <text:p>Training/Trade Course: CCNA,MTCNA</text:p>
            <text:p/>
          </table:table-cell>
          <table:table-cell office:value-type="string" calcext:value-type="string">
            <text:p/>
            <text:p>Age at most 30 years </text:p>
            <text:p>Only males are allowed to apply</text:p>
            <text:p>Must Be a Team Player.</text:p>
            <text:p>can do attitude.</text:p>
            <text:p>Ability to work flexible hours during critical condition.</text:p>
            <text:p>Excellent problem-solving skills.</text:p>
            <text:p>Excellent verbal and written communication skills in Bangla &amp; English is a must.</text:p>
            <text:p>Should have the ability to work under pressure.</text:p>
            <text:p>Proficiency in MS office, Web documentation, E-Mailing, Internet Browsing etc is must.</text:p>
            <text:p>Must have the mentality to work for long term with the Company.</text:p>
            <text:p>Experienced person will be given preference but not mandatory.</text:p>
            <text:p/>
          </table:table-cell>
          <table:table-cell office:value-type="string" calcext:value-type="string">
            <text:p/>
            <text:p>Â Negotiable</text:p>
            <text:p>                                                                    </text:p>
          </table:table-cell>
          <table:table-cell office:value-type="string" calcext:value-type="string">
            <text:p/>
            <text:p>T/A, Mobile bill, Provident fundLunch Facilities: Full SubsidizeSalary Review: YearlyFestival Bonus: 2</text:p>
            <text:p/>
          </table:table-cell>
          <table:table-cell office:value-type="string" calcext:value-type="string">
            <text:p/>
            <text:p>Â Oct 30, 2019</text:p>
            <text:p>                                                                        </text:p>
          </table:table-cell>
          <table:table-cell office:value-type="string" calcext:value-type="string">
            <text:p/>
            <text:p>Â Nov 15, 2019</text:p>
            <text:p>                                                                        </text:p>
          </table:table-cell>
          <table:table-cell table:style-name="ce2" table:number-columns-repeated="1007"/>
        </table:table-row>
        <table:table-row table:style-name="ro3">
          <table:table-cell office:value-type="string" calcext:value-type="string">
            <text:p>Junior Application Developer, IoT</text:p>
          </table:table-cell>
          <table:table-cell office:value-type="string" calcext:value-type="string">
            <text:p>eGeneration Limited </text:p>
          </table:table-cell>
          <table:table-cell office:value-type="string" calcext:value-type="string">
            <text:p/>
            <text:p>                                                                1</text:p>
            <text:p>                                                                </text:p>
          </table:table-cell>
          <table:table-cell office:value-type="string" calcext:value-type="string">
            <text:p>Develop, debug, implement and support web-based applications</text:p>
            <text:p>Application enhancement, customization, support and performance improvement/tuning develop, code, test and debug application software</text:p>
            <text:p>Skilled in Responsive websites development.</text:p>
            <text:p>Concept on UI Design &amp; UI Components</text:p>
            <text:p>Concept on XML Parsing JSON Parsing</text:p>
            <text:p>Concept on Network Connectivity Services.</text:p>
            <text:p>Collaborate with other application software to develop innovative products and applications.</text:p>
            <text:p>Continuously learn newer trends, tools, and technologies relevant to your work</text:p>
            <text:p>Participate in the definition of system functional requirements.</text:p>
            <text:p>Ambition to learn and adapt is important within our company culture</text:p>
            <text:p>Expect to be working in any number of languages and technologies</text:p>
          </table:table-cell>
          <table:table-cell office:value-type="string" calcext:value-type="string">
            <text:p><text:span text:style-name="T1">We are looking for a professional Application Developer to develop complete application software development for various IoT systems. The goal is to create user friendly, robust, and optimized applications for IoT products</text:span></text:p>
            <text:p><text:span text:style-name="T1">                                                        </text:span></text:p>
          </table:table-cell>
          <table:table-cell office:value-type="string" calcext:value-type="string">
            <text:p/>
            <text:p>                                                                Full-time</text:p>
            <text:p>                                                            </text:p>
          </table:table-cell>
          <table:table-cell office:value-type="string" calcext:value-type="string">
            <text:p/>
            <text:p>Â At least 1 year(s)</text:p>
            <text:p>                                                                    </text:p>
          </table:table-cell>
          <table:table-cell/>
          <table:table-cell office:value-type="string" calcext:value-type="string">
            <text:p/>
            <text:p>Â Age 24 to 30 years</text:p>
            <text:p>                                                                    </text:p>
          </table:table-cell>
          <table:table-cell office:value-type="string" calcext:value-type="string">
            <text:p/>
            <text:p>Â Dhaka</text:p>
            <text:p>                                                                    </text:p>
          </table:table-cell>
          <table:table-cell/>
          <table:table-cell office:value-type="string" calcext:value-type="string">
            <text:p/>
            <text:p>Bachelor of Science (BSc) in Computer Science &amp; Engineering, Bachelor of Computer Application (BCA)Experienced with front &amp; back-end programming languages.Good understanding of design concept and front-end/back-end development for web/mobile-based application.Working experience in several languages and databases including PHP, XHTML, HTML5 &amp; CSS3, JS, AngularJS, jQuery, MySQL/MongoDB/PostgreSQL.Candidate should have firm knowledge in third party / custom APIs such as oAuth2, SMS Gateways integration.Understanding of code versioning tools such as Git / Mercurial / SVN.Have server related knowledge</text:p>
            <text:p/>
          </table:table-cell>
          <table:table-cell office:value-type="string" calcext:value-type="string">
            <text:p/>
            <text:p>Age 24 to 30 years </text:p>
            <text:p>Both males and females are allowed to applyStrong understanding of integration between different systems.Good understanding of application architecture/designShould be capable to work as individual or in team.Able to work under minimum supervision and coworker presence.Must have a 'Can Do Attitude'.Able to work with multiple projects simultaneously.Ability to quickly learn new concepts and software is necessary.Good written and oral ENGLISH communication skills.</text:p>
            <text:p/>
          </table:table-cell>
          <table:table-cell office:value-type="string" calcext:value-type="string">
            <text:p/>
            <text:p>Â Negotiable</text:p>
            <text:p>                                                                    </text:p>
          </table:table-cell>
          <table:table-cell office:value-type="string" calcext:value-type="string">
            <text:p/>
            <text:p>Weekly 2 holidaysLunch Facilities: Full SubsidizeSalary Review: YearlyFestival Bonus: 2</text:p>
            <text:p/>
          </table:table-cell>
          <table:table-cell office:value-type="string" calcext:value-type="string">
            <text:p/>
            <text:p>Â Oct 30, 2019</text:p>
            <text:p>                                                                        </text:p>
          </table:table-cell>
          <table:table-cell office:value-type="string" calcext:value-type="string">
            <text:p/>
            <text:p>Â Nov 29, 2019</text:p>
            <text:p>                                                                        </text:p>
          </table:table-cell>
          <table:table-cell table:style-name="ce2" table:number-columns-repeated="1007"/>
        </table:table-row>
        <table:table-row table:style-name="ro4">
          <table:table-cell office:value-type="string" calcext:value-type="string">
            <text:p>Junior Embedded Programmer, IoT</text:p>
          </table:table-cell>
          <table:table-cell office:value-type="string" calcext:value-type="string">
            <text:p>eGeneration Limited </text:p>
          </table:table-cell>
          <table:table-cell office:value-type="string" calcext:value-type="string">
            <text:p/>
            <text:p>                                                                1</text:p>
            <text:p>                                                                </text:p>
          </table:table-cell>
          <table:table-cell office:value-type="string" calcext:value-type="string">
            <text:p>Prototype, test, and troubleshoot embedded electronics firmware for IoT applications while providing oversight and guidance to customer.</text:p>
            <text:p>Develop high-performing and reliable firmware for embedded systems using micro controllers, sensors, and analog/digital interface circuits.</text:p>
            <text:p>Collaborate with other firmware, software, and hardware design team members to develop innovative products and applications.</text:p>
            <text:p>Support new products through release to manufacturing</text:p>
            <text:p>Participate in the definition of system functional requirements.</text:p>
            <text:p>You have hands-on hardware-level programming experience in the development of IoT products.</text:p>
          </table:table-cell>
          <table:table-cell office:value-type="string" calcext:value-type="string">
            <text:p><text:span text:style-name="T1">We are looking for a professional Embedded Software Engineer to execute complete embedded software development life cycle. The goal is to create scalable, robust, and optimized software systems for IoT products.</text:span></text:p>
            <text:p><text:span text:style-name="T1">                                                        </text:span></text:p>
          </table:table-cell>
          <table:table-cell office:value-type="string" calcext:value-type="string">
            <text:p/>
            <text:p>                                                                Full-time</text:p>
            <text:p>                                                            </text:p>
          </table:table-cell>
          <table:table-cell office:value-type="string" calcext:value-type="string">
            <text:p/>
            <text:p>Â At least 1 year(s)</text:p>
            <text:p>                                                                    </text:p>
          </table:table-cell>
          <table:table-cell/>
          <table:table-cell office:value-type="string" calcext:value-type="string">
            <text:p/>
            <text:p>Â Age 24 to 30 years</text:p>
            <text:p>                                                                    </text:p>
          </table:table-cell>
          <table:table-cell office:value-type="string" calcext:value-type="string">
            <text:p/>
            <text:p>Â Dhaka</text:p>
            <text:p>                                                                    </text:p>
          </table:table-cell>
          <table:table-cell/>
          <table:table-cell office:value-type="string" calcext:value-type="string">
            <text:p/>
            <text:p>Bachelor of Science (BSc) in Electrical &amp; Electronic Engineering, Bachelor of Science (BSc) in Computer Science &amp; Engineering, Bachelor of Science (BSc) in ECEDiploma in Engineering in Embedded System Engineer / EEE / CSE.Skills Required: Computer Engineering, Embedded SystemLanguages: ANSI, Embedded C, C++, PythonProgramming experience with Raspberry Pi / Arduino / ATmega / TI CC-3200 / CC-2560 / ESP 8266 etc.Packages: Arduino ide, Eclipse ide, Android Studio, Atmel Studio.IP Protocols: HTTP-REST, MQTT, CoAP, OPC-UA, WebRTCNon-IP Protocols: LPWAN, LoraWAN, BLE, Zigbee, Thread, NB-IoTEmbedded Protocols: SPI, I2C, UART, ModbusStrong knowledge of Electronics and building new hardware or customizing existing hardwareKnowledge in building Sensor based applications.Knowledge of any IoT device-cloud connectivity protocolsKnowledge of OS coding techniques, IP protocols, interfaces and hardware subsystemsHardware component selection &amp; researchPCB designWriting firmware.Experience in embedded systems design with pre-emptive, multitasking real-time operating systemsExperience in hands-on development and troubleshooting on embedded target</text:p>
            <text:p/>
          </table:table-cell>
          <table:table-cell office:value-type="string" calcext:value-type="string">
            <text:p/>
            <text:p>Age 24 to 30 years </text:p>
            <text:p>Both males and females are allowed to applyExperience in unit testing and integration testingGood understanding of real-time system architecture/designExperience in embedded development tools.Able to learn and work independently and within a team expected.Good written and oral ENGLISH communication skills.</text:p>
            <text:p/>
          </table:table-cell>
          <table:table-cell office:value-type="string" calcext:value-type="string">
            <text:p/>
            <text:p>Â Negotiable</text:p>
            <text:p>                                                                    </text:p>
          </table:table-cell>
          <table:table-cell office:value-type="string" calcext:value-type="string">
            <text:p/>
            <text:p>Weekly 2 holidaysLunch Facilities: Full SubsidizeSalary Review: YearlyFestival Bonus: 2</text:p>
            <text:p/>
          </table:table-cell>
          <table:table-cell office:value-type="string" calcext:value-type="string">
            <text:p/>
            <text:p>Â Oct 30, 2019</text:p>
            <text:p>                                                                        </text:p>
          </table:table-cell>
          <table:table-cell office:value-type="string" calcext:value-type="string">
            <text:p/>
            <text:p>Â Nov 29, 2019</text:p>
            <text:p>                                                                        </text:p>
          </table:table-cell>
          <table:table-cell table:number-columns-repeated="1007"/>
        </table:table-row>
        <table:table-row table:style-name="ro5">
          <table:table-cell office:value-type="string" calcext:value-type="string">
            <text:p>Junior Network Engineer (Television)</text:p>
          </table:table-cell>
          <table:table-cell office:value-type="string" calcext:value-type="string">
            <text:p>Walton Hi-Tech Industries Ltd. </text:p>
          </table:table-cell>
          <table:table-cell office:value-type="string" calcext:value-type="string">
            <text:p/>
            <text:p>                                                                01</text:p>
            <text:p>                                                                </text:p>
          </table:table-cell>
          <table:table-cell office:value-type="string" calcext:value-type="string">
            <text:p/>
            <text:p>Responsible for analyzing, designing, installing, configuring of network infrastructure and application components.</text:p>
            <text:p>Integrate new services and infrastructure to support the evolution and expansion of the network.</text:p>
            <text:p>Conduct risk assessment and provide recommendations for enhanced security architecture and infrastructure for a large IP network.</text:p>
            <text:p/>
          </table:table-cell>
          <table:table-cell/>
          <table:table-cell office:value-type="string" calcext:value-type="string">
            <text:p/>
            <text:p>                                                                Full-time</text:p>
            <text:p>                                                            </text:p>
          </table:table-cell>
          <table:table-cell office:value-type="string" calcext:value-type="string">
            <text:p/>
            <text:p>Â At least 1 year(s)</text:p>
            <text:p>                                                                    </text:p>
          </table:table-cell>
          <table:table-cell/>
          <table:table-cell office:value-type="string" calcext:value-type="string">
            <text:p/>
            <text:p>Â Age at least 24 years</text:p>
            <text:p>                                                                    </text:p>
          </table:table-cell>
          <table:table-cell office:value-type="string" calcext:value-type="string">
            <text:p/>
            <text:p>Â Gazipur</text:p>
            <text:p>                                                                    </text:p>
          </table:table-cell>
          <table:table-cell/>
          <table:table-cell office:value-type="string" calcext:value-type="string">
            <text:p/>
            <text:p>B.Sc in CSE/ EEE/ ETE or any Equivalent Degrees from any reputed University.</text:p>
            <text:p>Must be certified in CCNA/CCNP.</text:p>
            <text:p/>
          </table:table-cell>
          <table:table-cell office:value-type="string" calcext:value-type="string">
            <text:p/>
            <text:p>Age at least 24 years </text:p>
            <text:p>The applicants should have experience in the following areas: IT System Management, Network Engineer/ Network Administrator, System Engineer (Computer Network &amp; System), System Engineer (Telecommunication Network), Telecommunication Engineer.</text:p>
            <text:p>The applicants should have experience in the following business area(s):ISP, IT Enabled Service.</text:p>
            <text:p>Strong knowledge of Internet protocols (e.g., TCP/IP, HTTP, etc.).</text:p>
            <text:p>Strong knowledge of physical layer (e.g., Optical, SDH, PDH, DWDM and Radio Link)</text:p>
            <text:p>Strong knowledge of layer-2 network and Layer-3 network.</text:p>
            <text:p>In depth knowledge of MPLS, OSPF, BGP, ISIS, VTP, Spanning tree is Essential.</text:p>
            <text:p>Knowledge on DNS, Proxy, DHCP, Web Servers, Data base Server (MySql), FTP Server, MRTG and Mail Servers in Linux/Windows.</text:p>
            <text:p>Knowledge of SNMP, Netflow, etc protocols.</text:p>
            <text:p>Experience in configuring SSL/IPSec VPN .</text:p>
            <text:p>Microsoft, Cisco and Juniper certifications (MCSE/ JNCIA/ JNCIS-SEC/ CCNA/ CCNP/ CCIP/ CCSP) will added advance.</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30, 2019</text:p>
            <text:p>                                                                        </text:p>
          </table:table-cell>
          <table:table-cell office:value-type="string" calcext:value-type="string">
            <text:p/>
            <text:p>Â Nov 13, 2019</text:p>
            <text:p>                                                                        </text:p>
          </table:table-cell>
          <table:table-cell table:number-columns-repeated="1007"/>
        </table:table-row>
        <table:table-row table:style-name="ro6">
          <table:table-cell office:value-type="string" calcext:value-type="string">
            <text:p>Head of Education</text:p>
          </table:table-cell>
          <table:table-cell office:value-type="string" calcext:value-type="string">
            <text:p>Coderstrust Bangladesh Ltd. </text:p>
          </table:table-cell>
          <table:table-cell office:value-type="string" calcext:value-type="string">
            <text:p/>
            <text:p>                                                                01</text:p>
            <text:p>                                                                </text:p>
          </table:table-cell>
          <table:table-cell office:value-type="string" calcext:value-type="string">
            <text:p>Make sure mentor team management, train new mentors, evaluate mentor's performance, students' progress assessment, etc.</text:p>
            <text:p>Class monitoring, designing, evaluating, reviewing the quality (Business &amp; Projects) and follow Career Advising (CA) activities, Branches and Online support.</text:p>
            <text:p>Ensure the course curriculum and help the mentors to make progress and complete the courses based on the curriculum within the course duration.</text:p>
            <text:p>Able to quickly understand both the learners and company needs and able to adjust priorities in accordance with the learner and team needs.</text:p>
            <text:p>CRM maintenance and customization</text:p>
            <text:p>Course module brainstorming (Project and Business)</text:p>
            <text:p>Report and coordinate with global team as per requirements.</text:p>
            <text:p>Coordination with the Platform Development Team along with support to Business Development team and Project Management Team.</text:p>
            <text:p>Prepare and modify the course syllabus and course outlines.</text:p>
            <text:p>Meet with and report the activities to the Country Director of the CTBD/Top Management.</text:p>
          </table:table-cell>
          <table:table-cell office:value-type="string" calcext:value-type="string">
            <text:p><text:span text:style-name="T1">Job Location: Dhaka (Banani Campus)</text:span></text:p>
            <text:p><text:span text:style-name="T1">                                                        </text:span></text:p>
          </table:table-cell>
          <table:table-cell office:value-type="string" calcext:value-type="string">
            <text:p/>
            <text:p>                                                                Full-time</text:p>
            <text:p>                                                            </text:p>
          </table:table-cell>
          <table:table-cell office:value-type="string" calcext:value-type="string">
            <text:p/>
            <text:p>Â At least 7 year(s)</text:p>
            <text:p>                                                                    </text:p>
          </table:table-cell>
          <table:table-cell table:number-columns-repeated="2"/>
          <table:table-cell office:value-type="string" calcext:value-type="string">
            <text:p/>
            <text:p>Â Dhaka (Banani)</text:p>
            <text:p>                                                                    </text:p>
          </table:table-cell>
          <table:table-cell/>
          <table:table-cell office:value-type="string" calcext:value-type="string">
            <text:p/>
            <text:p>Post Graduate from any reputed university from CSE or any IT Background.</text:p>
            <text:p/>
          </table:table-cell>
          <table:table-cell office:value-type="string" calcext:value-type="string">
            <text:p/>
            <text:p>At least 7 years of job experience in the related field and must have at least 3 years of Managerial experience in the IT skills development program </text:p>
            <text:p>The candidate should have a minimum of 3 years of experience as a trainer.</text:p>
            <text:p>The candidate must have programing expertise.</text:p>
            <text:p>Active teaching experience at the University level will get preference and at least 1 publication in reputed journals.</text:p>
            <text:p>Knowledge in overall business improvement based on current market trends</text:p>
            <text:p>Excellent written and verbal communication skills.</text:p>
            <text:p>Expertise in CRM software such as Zoho CRM.</text:p>
            <text:p>Should be motivating, encouraging, positive, patient and empowering.</text:p>
            <text:p>Be able to provide honest, accurate, appropriate feedback, and good ethical judgment.</text:p>
            <text:p>Able to interact and deal with people from all levels and all backgrounds.</text:p>
            <text:p>Able to work under pressure. Driven to be challenged, develop and to expand own skills.</text:p>
            <text:p>Ability to work independently, to take the initiative, and to innovate the ability to identify and secure opportunities for the development of the Department/ CTBD.</text:p>
            <text:p/>
          </table:table-cell>
          <table:table-cell office:value-type="string" calcext:value-type="string">
            <text:p/>
            <text:p>Â Tk. 70000 (Monthly)</text:p>
            <text:p>                                                                    </text:p>
          </table:table-cell>
          <table:table-cell office:value-type="string" calcext:value-type="string">
            <text:p/>
            <text:p>Weekly 2 holidaysSalary Review: Yearly</text:p>
            <text:p/>
          </table:table-cell>
          <table:table-cell office:value-type="string" calcext:value-type="string">
            <text:p/>
            <text:p>Â Oct 30, 2019</text:p>
            <text:p>                                                                        </text:p>
          </table:table-cell>
          <table:table-cell office:value-type="string" calcext:value-type="string">
            <text:p/>
            <text:p>Â Nov 28, 2019</text:p>
            <text:p>                                                                        </text:p>
          </table:table-cell>
          <table:table-cell table:number-columns-repeated="1007"/>
        </table:table-row>
        <table:table-row table:style-name="ro7">
          <table:table-cell office:value-type="string" calcext:value-type="string">
            <text:p>WordPress Developer</text:p>
          </table:table-cell>
          <table:table-cell office:value-type="string" calcext:value-type="string">
            <text:p>ByteEver </text:p>
          </table:table-cell>
          <table:table-cell office:value-type="string" calcext:value-type="string">
            <text:p/>
            <text:p>                                                                03</text:p>
            <text:p>                                                                </text:p>
          </table:table-cell>
          <table:table-cell office:value-type="string" calcext:value-type="string">
            <text:p>Develop WordPress Themes</text:p>
            <text:p>Develop WordPress Plugins</text:p>
            <text:p>Maintenance of WordPress Sites</text:p>
          </table:table-cell>
          <table:table-cell office:value-type="string" calcext:value-type="string">
            <text:p><text:span text:style-name="T1">We are looking for a few WordPress Developers to join our team. If you have strong WordPress &amp; PHP knowledge then join our team by applying from the form below.</text:span></text:p>
            <text:p><text:span text:style-name="T1">                                                        </text:span></text:p>
          </table:table-cell>
          <table:table-cell office:value-type="string" calcext:value-type="string">
            <text:p/>
            <text:p>                                                                Full-time</text:p>
            <text:p>                                                            </text:p>
          </table:table-cell>
          <table:table-cell office:value-type="string" calcext:value-type="string">
            <text:p/>
            <text:p>Â 1 to 3 year(s)</text:p>
            <text:p>                                                                    </text:p>
          </table:table-cell>
          <table:table-cell table:number-columns-repeated="2"/>
          <table:table-cell office:value-type="string" calcext:value-type="string">
            <text:p/>
            <text:p>Â Dhaka (Mirpur)</text:p>
            <text:p>                                                                    </text:p>
          </table:table-cell>
          <table:table-cell/>
          <table:table-cell office:value-type="string" calcext:value-type="string">
            <text:p/>
            <text:p>Training/Trade Course: wordpress,php,mysq</text:p>
            <text:p>Skills Required:  WordPress, Wordpress Plugin Development, wordpress theme development, WordPress theme development and customization</text:p>
            <text:p/>
          </table:table-cell>
          <table:table-cell office:value-type="string" calcext:value-type="string">
            <text:p/>
            <text:p>Solid understanding of PHP &amp; Good concept on OOP</text:p>
            <text:p>Strong Knowledge on React JS</text:p>
            <text:p>Strong knowledge of WordPress and its core</text:p>
            <text:p>Solid understanding of WordPress Action/Hooks and its API's</text:p>
            <text:p>Experience on WordPress theme development</text:p>
            <text:p>Experience on WordPress plugin development</text:p>
            <text:p>Experience on WordPress Guttenberg block development</text:p>
            <text:p>Experience on WooCommerce extension development</text:p>
            <text:p>Experience on Elementor extension development</text:p>
            <text:p>Must have very good design skills</text:p>
            <text:p>Any plugin/theme at wordpress.org/any marketplace is a Plus.</text:p>
            <text:p/>
          </table:table-cell>
          <table:table-cell office:value-type="string" calcext:value-type="string">
            <text:p/>
            <text:p>Â Tk. 25000 - 50000 (Monthly)</text:p>
            <text:p>                                                                    </text:p>
          </table:table-cell>
          <table:table-cell office:value-type="string" calcext:value-type="string">
            <text:p/>
            <text:p>Tour allowance, Performance bonus, Weekly 2 holidaysSalary Review: YearlyFestival Bonus: 2Training and learning materials to improve skills.</text:p>
            <text:p>  Unlimited coffee, tea, and snacks</text:p>
            <text:p>  Friendly Working Environment</text:p>
            <text:p>  Yearly Increment</text:p>
            <text:p/>
          </table:table-cell>
          <table:table-cell office:value-type="string" calcext:value-type="string">
            <text:p/>
            <text:p>Â Oct 30, 2019</text:p>
            <text:p>                                                                        </text:p>
          </table:table-cell>
          <table:table-cell office:value-type="string" calcext:value-type="string">
            <text:p/>
            <text:p>Â Nov 29, 2019</text:p>
            <text:p>                                                                        </text:p>
          </table:table-cell>
          <table:table-cell table:number-columns-repeated="1007"/>
        </table:table-row>
        <table:table-row table:style-name="ro8">
          <table:table-cell office:value-type="string" calcext:value-type="string">
            <text:p>Database Administrator</text:p>
          </table:table-cell>
          <table:table-cell office:value-type="string" calcext:value-type="string">
            <text:p>Integrated Business Systems &amp; Solutions Ltd. </text:p>
          </table:table-cell>
          <table:table-cell office:value-type="string" calcext:value-type="string">
            <text:p/>
            <text:p>                                                                Not specific</text:p>
            <text:p>                                                                </text:p>
          </table:table-cell>
          <table:table-cell office:value-type="string" calcext:value-type="string">
            <text:p/>
            <text:p>Looking for "Database Administrator"</text:p>
            <text:p>(Must have a deep knowledge of Oracle and MySQL administration)</text:p>
            <text:p/>
          </table:table-cell>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Minimum B.Sc in computer Science.</text:p>
            <text:p/>
          </table:table-cell>
          <table:table-cell office:value-type="string" calcext:value-type="string">
            <text:p/>
            <text:p>Following will be added plus. </text:p>
            <text:p>Developed web application in Core PHP, Mysql / Oracle, MVC architecture.</text:p>
            <text:p>Have experience in any of the PHP Framework (Laravel / codeignitor).</text:p>
            <text:p>Proficient understanding of code versioning tools, such as (Git)</text:p>
            <text:p/>
          </table:table-cell>
          <table:table-cell office:value-type="string" calcext:value-type="string">
            <text:p/>
            <text:p>Â Negotiable</text:p>
            <text:p>                                                                    </text:p>
          </table:table-cell>
          <table:table-cell office:value-type="string" calcext:value-type="string">
            <text:p/>
            <text:p>Bonus &amp; Increment: As per company policy</text:p>
            <text:p>Lunch: Provided by Company</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7"/>
        </table:table-row>
        <table:table-row table:style-name="ro9">
          <table:table-cell office:value-type="string" calcext:value-type="string">
            <text:p>Executive/ Sr. Executive - Enterprise Solutions</text:p>
          </table:table-cell>
          <table:table-cell office:value-type="string" calcext:value-type="string">
            <text:p>Universal Automations Ltd. </text:p>
          </table:table-cell>
          <table:table-cell office:value-type="string" calcext:value-type="string">
            <text:p/>
            <text:p>                                                                Not specific</text:p>
            <text:p>                                                                </text:p>
          </table:table-cell>
          <table:table-cell office:value-type="string" calcext:value-type="string">
            <text:p/>
            <text:p>Understanding Technical Solutions of Company Business Verticals.</text:p>
            <text:p>Identify, Develop, Drive and Secure New Business Opportunities/Clients.</text:p>
            <text:p>Maintaining and Developing Relationships with Customers via Telephone Calls, Meetings and Emails for Marketing of Company Solutions.</text:p>
            <text:p>Planning &amp; Organizing for Different Marketing Activities.</text:p>
            <text:p>To Visit New Customers on a Regular Basis.</text:p>
            <text:p>Committed and Sales Motivated to Work under Pressure.</text:p>
            <text:p>Independent and Creative Thinker to Produce New Ideas and Concepts.</text:p>
            <text:p>Build and Maintain Strong, Long-lasting Customer Relationships.</text:p>
            <text:p>Should have Strong Presentation Skills and Making Demonstration of Different types of Solutions as Needed. </text:p>
            <text:p>Support the Team on other Duties as Required.</text:p>
            <text:p>Understanding Company &amp; Culture.</text:p>
            <text:p>Any other Assigned Job by Line Manager/Management.</text:p>
            <text:p>Relevant Trainings (Theory and Practical) will be provided.</text:p>
            <text:p/>
          </table:table-cell>
          <table:table-cell/>
          <table:table-cell office:value-type="string" calcext:value-type="string">
            <text:p/>
            <text:p>                                                                Full-time</text:p>
            <text:p>                                                            </text:p>
          </table:table-cell>
          <table:table-cell/>
          <table:table-cell office:value-type="string" calcext:value-type="string">
            <text:p/>
            <text:p>Â Only males are allowed to apply</text:p>
            <text:p>                                                                    </text:p>
          </table:table-cell>
          <table:table-cell office:value-type="string" calcext:value-type="string">
            <text:p/>
            <text:p>Â Age 23 to 30 years</text:p>
            <text:p>                                                                    </text:p>
          </table:table-cell>
          <table:table-cell office:value-type="string" calcext:value-type="string">
            <text:p/>
            <text:p>Â Dhaka</text:p>
            <text:p>                                                                    </text:p>
          </table:table-cell>
          <table:table-cell/>
          <table:table-cell office:value-type="string" calcext:value-type="string">
            <text:p/>
            <text:p>B.Sc Engineering (Electrical/ Electronics/ Telecommunication/ CSE) is Preferred from any UGC Approved University.</text:p>
            <text:p>BBA/ MBA (Marketing) from any UGC Approved University.</text:p>
            <text:p/>
          </table:table-cell>
          <table:table-cell office:value-type="string" calcext:value-type="string">
            <text:p/>
            <text:p>Age 23 to 30 years </text:p>
            <text:p>Only males are allowed to apply</text:p>
            <text:p>Fluency in Communication in English both in Speaking and Writing.</text:p>
            <text:p>Knowledge in Microsoft Word, Excel, and Power Point is required.</text:p>
            <text:p>Knowledge in Auto CAD, Graphic Designing is an Added Advantage but not Mandatory.</text:p>
            <text:p>Must be a Team Player with Strong Interpersonal Skills.</text:p>
            <text:p>Must be Honest, Hard-Working, Responsible and Reliable.</text:p>
            <text:p>Friendly, motivated &amp; Enthusiastic.</text:p>
            <text:p>Eagerness for Learning.</text:p>
            <text:p/>
          </table:table-cell>
          <table:table-cell office:value-type="string" calcext:value-type="string">
            <text:p/>
            <text:p>Â Negotiable</text:p>
            <text:p>                                                                    </text:p>
          </table:table-cell>
          <table:table-cell office:value-type="string" calcext:value-type="string">
            <text:p/>
            <text:p>Performance bonus, Provident fundSalary Review: YearlyFestival Bonus: 2Monthly Mobile Allowance.</text:p>
            <text:p>Transport and Lunch Allowance.</text:p>
            <text:p/>
          </table:table-cell>
          <table:table-cell office:value-type="string" calcext:value-type="string">
            <text:p/>
            <text:p>Â Oct 30, 2019</text:p>
            <text:p>                                                                        </text:p>
          </table:table-cell>
          <table:table-cell office:value-type="string" calcext:value-type="string">
            <text:p/>
            <text:p>Â Nov 28, 2019</text:p>
            <text:p>                                                                        </text:p>
          </table:table-cell>
          <table:table-cell table:number-columns-repeated="1007"/>
        </table:table-row>
        <table:table-row table:style-name="ro7">
          <table:table-cell office:value-type="string" calcext:value-type="string">
            <text:p>IT Officer</text:p>
          </table:table-cell>
          <table:table-cell office:value-type="string" calcext:value-type="string">
            <text:p>The British Council </text:p>
          </table:table-cell>
          <table:table-cell office:value-type="string" calcext:value-type="string">
            <text:p/>
            <text:p>                                                                01</text:p>
            <text:p>                                                                </text:p>
          </table:table-cell>
          <table:table-cell office:value-type="string" calcext:value-type="string">
            <text:p/>
            <text:p>Ensure availability of Local Area Network (LAN) and Internet connectivity.</text:p>
            <text:p>Ensure systems are secured from external threats like hacking/virus attacks, including regular checks.</text:p>
            <text:p>Applications support queries to be acknowledged within pre-defined SLA\OLA.</text:p>
            <text:p>Support to the Global IS processes and projects.</text:p>
            <text:p>Conduct quarterly IT Asset reconciliation, monitoring unauthorized software installation.</text:p>
            <text:p>Planning and ensuring preventive maintenance procedures are carried out.</text:p>
            <text:p>Application support for the British Council GTI package and other corporate systems whenever appropriate, such as SAP gui, GCE, Receipt Manager, KOHA, and CRM.</text:p>
            <text:p>Raise incident / blow whistle when observe any non-compliance to information security policies.</text:p>
            <text:p>Ensure restricted access to server room and physical security of IT equipment.</text:p>
            <text:p>Ensure installation of standard and approved software.</text:p>
            <text:p>Data Protection audit and compliance.</text:p>
            <text:p/>
          </table:table-cell>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Anywhere in Bangladesh</text:p>
            <text:p>                                                                    </text:p>
          </table:table-cell>
          <table:table-cell/>
          <table:table-cell office:value-type="string" calcext:value-type="string">
            <text:p/>
            <text:p>Graduate in any discipline.</text:p>
            <text:p/>
          </table:table-cell>
          <table:table-cell office:value-type="string" calcext:value-type="string">
            <text:p/>
            <text:p>At least 2-years IT experience in server administration, networking and providing technical and business application support.</text:p>
            <text:p>Capable of understanding and communicating technical issues with non-technical colleagues.</text:p>
            <text:p>Contributes to the planning of installation and upgrade work.</text:p>
            <text:p/>
          </table:table-cell>
          <table:table-cell/>
          <table:table-cell office:value-type="string" calcext:value-type="string">
            <text:p/>
            <text:p>Transport allowance of Tk 9000.00 per month plus other benefits according to the organisation's policy</text:p>
            <text:p>Professional development opportunities</text:p>
            <text:p>Experience of working in an international organisation includes good work life balance and flexible working hours.</text:p>
            <text:p/>
          </table:table-cell>
          <table:table-cell office:value-type="string" calcext:value-type="string">
            <text:p/>
            <text:p>Â Oct 30, 2019</text:p>
            <text:p>                                                                        </text:p>
          </table:table-cell>
          <table:table-cell office:value-type="string" calcext:value-type="string">
            <text:p/>
            <text:p>Â Nov 12, 2019</text:p>
            <text:p>                                                                        </text:p>
          </table:table-cell>
          <table:table-cell table:number-columns-repeated="1007"/>
        </table:table-row>
        <table:table-row table:style-name="ro10">
          <table:table-cell office:value-type="string" calcext:value-type="string">
            <text:p>এম.আই.এস কর্মকর্তা</text:p>
          </table:table-cell>
          <table:table-cell office:value-type="string" calcext:value-type="string">
            <text:p>à¦­à¦¿à¦²à§‡à¦œ à¦à¦¡à§à¦•à§‡à¦¶à¦¨ à¦°à¦¿à¦¸à§‹à¦°à§à¦¸ à¦¸à§‡à¦¨à§à¦Ÿà¦¾à¦° (à¦­à¦¿à¦‡à¦†à¦°à¦¸à¦¿) </text:p>
          </table:table-cell>
          <table:table-cell office:value-type="string" calcext:value-type="string">
            <text:p/>
            <text:p>                                                                01</text:p>
            <text:p>                                                                </text:p>
          </table:table-cell>
          <table:table-cell office:value-type="string" calcext:value-type="string">
            <text:p>প্রযোজ্য নয়।</text:p>
          </table:table-cell>
          <table:table-cell office:value-type="string" calcext:value-type="string">
            <text:p><text:span text:style-name="T2">জাতীয় পর্যায়ের একটি স্বেচ্ছাসেবী সংস্থা ভিলেজ এডুকেশন রিসোর্স সেন্টার (ভার্ক) সাভার, ঢাকা এর ঋণ কর্মসূচির আওতায় সমৃদ্ধি কর্মসূচিতে সৎ, উদ্যোমী, পরিশ্রমী ও কর্মঠ আগ্রহী বাংলাদেশী পুরুষ/মহিলা প্রার্থীদের নিকট হতে জরুরী ভিত্তিতে উল্লেখিত পদের জন্য দরখাস্ত আহবান করা যাচ্ছে।</text:span></text:p>
            <text:p><text:span text:style-name="T3">কর্মস্থল: সমৃদ্ধি কর্মসূচি, লক্ষনপুর, কুমিল্লা।</text:span></text:p>
          </table:table-cell>
          <table:table-cell office:value-type="string" calcext:value-type="string">
            <text:p/>
            <text:p>                                                                Full-time</text:p>
            <text:p>                                                            </text:p>
          </table:table-cell>
          <table:table-cell table:number-columns-repeated="2"/>
          <table:table-cell office:value-type="string" calcext:value-type="string">
            <text:p/>
            <text:p>Â Age at most 30 years</text:p>
            <text:p>                                                                    </text:p>
          </table:table-cell>
          <table:table-cell office:value-type="string" calcext:value-type="string">
            <text:p/>
            <text:p>Â à¦•à§à¦®à¦¿à¦²à§à¦²à¦¾</text:p>
            <text:p>                                                                    </text:p>
          </table:table-cell>
          <table:table-cell/>
          <table:table-cell office:value-type="string" calcext:value-type="string">
            <text:p/>
            <text:p>à¦¯à§‡ à¦•à§‹à¦¨ à¦¬à¦¿à¦·à§Ÿ à¦¸à§à¦¨à¦¾à¦¤à¦•/ à¦¡à¦¿à¦—à§à¦°à§€ à¦ªà¦¾à¦¶à¥¤</text:p>
            <text:p/>
          </table:table-cell>
          <table:table-cell office:value-type="string" calcext:value-type="string">
            <text:p/>
            <text:p>Age at most 30 years </text:p>
            <text:p>à¦¸à¦°à§à¦¬à§‡à¦¾à¦šà§à¦š à§©à§¦ à¦¬à¦›à¦° (à§§à§ª à¦¨à¦­à§‡à¦®à§à¦¬à¦°, à§¨à§¦à§§à§¯)</text:p>
            <text:p>à¦ªà§à¦°à¦¾à¦°à§à¦¥à§€à¦•à§‡ à¦•à¦®à§à¦ªà¦¿à¦‰à¦Ÿà¦¾à¦°à§‡ à¦¡à¦¾à¦Ÿà¦¾ à¦à¦¨à§à¦Ÿà§à¦°à¦¿ à¦à¦¬à¦‚ à¦à¦®à¦†à¦‡à¦à¦¸ à¦°à¦¿à¦ªà§‹à¦°à§à¦Ÿ à¦¤à§ˆà¦°à§€à¦¤à§‡ à¦¦à¦•à§à¦·à¦¤à¦¾ à¦¥à¦¾à¦•à¦¤à§‡ à¦¹à¦¬à§‡à¥¤</text:p>
            <text:p/>
          </table:table-cell>
          <table:table-cell table:number-columns-repeated="2"/>
          <table:table-cell office:value-type="string" calcext:value-type="string">
            <text:p/>
            <text:p>Â Oct 30, 2019</text:p>
            <text:p>                                                                        </text:p>
          </table:table-cell>
          <table:table-cell office:value-type="string" calcext:value-type="string">
            <text:p/>
            <text:p>Â Nov 14, 2019</text:p>
            <text:p>                                                                        </text:p>
          </table:table-cell>
          <table:table-cell table:number-columns-repeated="1007"/>
        </table:table-row>
        <table:table-row table:style-name="ro11">
          <table:table-cell office:value-type="string" calcext:value-type="string">
            <text:p>Programmer/ Senior Programmer</text:p>
          </table:table-cell>
          <table:table-cell office:value-type="string" calcext:value-type="string">
            <text:p>Youngone </text:p>
          </table:table-cell>
          <table:table-cell office:value-type="string" calcext:value-type="string">
            <text:p/>
            <text:p>                                                                Not specific</text:p>
            <text:p>                                                                </text:p>
          </table:table-cell>
          <table:table-cell office:value-type="string" calcext:value-type="string">
            <text:p/>
            <text:p>                                                            Develop web based HR software using C#,Asp.Net,SQL Server etc.</text:p>
            <text:p>                                                        </text:p>
          </table:table-cell>
          <table:table-cell/>
          <table:table-cell office:value-type="string" calcext:value-type="string">
            <text:p/>
            <text:p>                                                                Full-time</text:p>
            <text:p>                                                            </text:p>
          </table:table-cell>
          <table:table-cell table:number-columns-repeated="3"/>
          <table:table-cell office:value-type="string" calcext:value-type="string">
            <text:p/>
            <text:p>Â Anywhere in Bangladesh</text:p>
            <text:p>                                                                    </text:p>
          </table:table-cell>
          <table:table-cell/>
          <table:table-cell office:value-type="string" calcext:value-type="string">
            <text:p/>
            <text:p>Bachelor in Engineering(BEngg)</text:p>
            <text:p/>
          </table:table-cell>
          <table:table-cell office:value-type="string" calcext:value-type="string">
            <text:p><text:s/></text:p>
          </table:table-cell>
          <table:table-cell office:value-type="string" calcext:value-type="string">
            <text:p/>
            <text:p>Â Negotiable</text:p>
            <text:p>                                                                    </text:p>
          </table:table-cell>
          <table:table-cell office:value-type="string" calcext:value-type="string">
            <text:p/>
            <text:p>Provident fundLunch Facilities: Partially SubsidizeSalary Review: YearlyFestival Bonus: 2Transport inf fixed route</text:p>
            <text:p/>
          </table:table-cell>
          <table:table-cell office:value-type="string" calcext:value-type="string">
            <text:p/>
            <text:p>Â Oct 30, 2019</text:p>
            <text:p>                                                                        </text:p>
          </table:table-cell>
          <table:table-cell office:value-type="string" calcext:value-type="string">
            <text:p/>
            <text:p>Â Nov 5, 2019</text:p>
            <text:p>                                                                        </text:p>
          </table:table-cell>
          <table:table-cell table:number-columns-repeated="1007"/>
        </table:table-row>
        <table:table-row table:style-name="ro12">
          <table:table-cell office:value-type="string" calcext:value-type="string">
            <text:p>Executive - Customer Support (Home)</text:p>
          </table:table-cell>
          <table:table-cell office:value-type="string" calcext:value-type="string">
            <text:p>Business Network </text:p>
          </table:table-cell>
          <table:table-cell office:value-type="string" calcext:value-type="string">
            <text:p/>
            <text:p>                                                                06</text:p>
            <text:p>                                                                </text:p>
          </table:table-cell>
          <table:table-cell office:value-type="string" calcext:value-type="string">
            <text:p>Provide professional and friendly support consistently via telephone, electronic help desk, and live chat with outstanding customer service skills and a dedication to the customer service experience.</text:p>
            <text:p>To ensure customer support both indoor &amp; outdoor within lowest possible time.</text:p>
            <text:p>System monitoring and response.</text:p>
            <text:p>Performing scheduled maintenance tasks.</text:p>
            <text:p>Support the day to day business operations.</text:p>
            <text:p>Preparing reports, documentation and provide training to users.</text:p>
            <text:p>Roaster duty (Day Shift/ Night Shift).</text:p>
            <text:p>Any other task assigned by management.</text:p>
          </table:table-cell>
          <table:table-cell office:value-type="string" calcext:value-type="string">
            <text:p><text:span text:style-name="T1">Business Network is an industry-leading ISP in the country, operating since last 10+ years is looking for a Customer Support Executive for home user.</text:span></text:p>
            <text:p><text:span text:style-name="T1">                                                        </text:span></text:p>
          </table:table-cell>
          <table:table-cell office:value-type="string" calcext:value-type="string">
            <text:p/>
            <text:p>                                                                Full-time</text:p>
            <text:p>                                                            </text:p>
          </table:table-cell>
          <table:table-cell office:value-type="string" calcext:value-type="string">
            <text:p/>
            <text:p>Â At most 2 year(s)</text:p>
            <text:p>                                                                    </text:p>
          </table:table-cell>
          <table:table-cell office:value-type="string" calcext:value-type="string">
            <text:p/>
            <text:p>Â Only males are allowed to apply</text:p>
            <text:p>                                                                    </text:p>
          </table:table-cell>
          <table:table-cell office:value-type="string" calcext:value-type="string">
            <text:p/>
            <text:p>Â Age at most 30 years</text:p>
            <text:p>                                                                    </text:p>
          </table:table-cell>
          <table:table-cell office:value-type="string" calcext:value-type="string">
            <text:p/>
            <text:p>Â Dhaka</text:p>
            <text:p>                                                                    </text:p>
          </table:table-cell>
          <table:table-cell/>
          <table:table-cell office:value-type="string" calcext:value-type="string">
            <text:p/>
            <text:p>Diploma in ComputerUndergraduate B.Sc. In CSE students are also allow to apply</text:p>
            <text:p>Skills of TCP/IP and Server Management will be a plus.</text:p>
            <text:p/>
          </table:table-cell>
          <table:table-cell office:value-type="string" calcext:value-type="string">
            <text:p/>
            <text:p>Age at most 30 years </text:p>
            <text:p>Only males are allowed to apply</text:p>
            <text:p>Age upto 30 years</text:p>
            <text:p>Only males are allowed to apply.</text:p>
            <text:p>Must Be a Team Player.</text:p>
            <text:p>can do attitude.</text:p>
            <text:p>Ability to work flexible hours during critical condition.</text:p>
            <text:p>Excellent problem-solving skills.</text:p>
            <text:p>Excellent verbal and written communication skills in Bangla &amp; English is a must.</text:p>
            <text:p>Should have the ability to work under pressure.</text:p>
            <text:p>Proficiency in MS office, Web documentation, E-Mailing, Internet Browsing etc is must.</text:p>
            <text:p>Must have the mentality to work for long term with the Company.</text:p>
            <text:p/>
          </table:table-cell>
          <table:table-cell office:value-type="string" calcext:value-type="string">
            <text:p/>
            <text:p>Â Negotiable</text:p>
            <text:p>                                                                    </text:p>
          </table:table-cell>
          <table:table-cell office:value-type="string" calcext:value-type="string">
            <text:p/>
            <text:p>T/A, Mobile bill, Provident fundLunch Facilities: Full SubsidizeSalary Review: YearlyFestival Bonus: 2</text:p>
            <text:p/>
          </table:table-cell>
          <table:table-cell office:value-type="string" calcext:value-type="string">
            <text:p/>
            <text:p>Â Oct 30, 2019</text:p>
            <text:p>                                                                        </text:p>
          </table:table-cell>
          <table:table-cell office:value-type="string" calcext:value-type="string">
            <text:p/>
            <text:p>Â Nov 15, 2019</text:p>
            <text:p>                                                                        </text:p>
          </table:table-cell>
          <table:table-cell table:number-columns-repeated="1007"/>
        </table:table-row>
        <table:table-row table:style-name="ro13">
          <table:table-cell office:value-type="string" calcext:value-type="string">
            <text:p>IT Engineer</text:p>
          </table:table-cell>
          <table:table-cell office:value-type="string" calcext:value-type="string">
            <text:p>Jadroo Group </text:p>
          </table:table-cell>
          <table:table-cell office:value-type="string" calcext:value-type="string">
            <text:p/>
            <text:p>                                                                Not specific</text:p>
            <text:p>                                                                </text:p>
          </table:table-cell>
          <table:table-cell office:value-type="string" calcext:value-type="string">
            <text:p>Must have experience on CC TV networking related work.</text:p>
            <text:p>Very good knowledge about security surveillance products.</text:p>
            <text:p>Must have to support existing client over phone or physically support.</text:p>
            <text:p>Having ability on troubleshooting, installation and maintenance independently.</text:p>
            <text:p>Must be multi-tasking at a time, Should be able to work under pressure and meet strong deadlines.</text:p>
            <text:p>Any other task assigned by the management.</text:p>
          </table:table-cell>
          <table:table-cell office:value-type="string" calcext:value-type="string">
            <text:p><text:span text:style-name="T1"> Jadroo IT (BD) Ltd. is a sister concern of Jadroo Group seeking human resources for the designation IT Engineer.  Jadroo IT (BD) Ltd. have a huge number of world renowned best quality product line such as IP Camera, NVR, AHD Camera, AHD DVR, TVL Camera, TVL DVR, CCTV Accessories, Walk through Archway, Metal Detector, Audio Amplifier, Digital Signage and many more.</text:span></text:p>
            <text:p><text:span text:style-name="T1">                                                        </text:span></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Only males are allowed to apply</text:p>
            <text:p>                                                                    </text:p>
          </table:table-cell>
          <table:table-cell office:value-type="string" calcext:value-type="string">
            <text:p/>
            <text:p>Â Age 23 to 35 years</text:p>
            <text:p>                                                                    </text:p>
          </table:table-cell>
          <table:table-cell office:value-type="string" calcext:value-type="string">
            <text:p/>
            <text:p>Â Dhaka</text:p>
            <text:p>                                                                    </text:p>
          </table:table-cell>
          <table:table-cell/>
          <table:table-cell office:value-type="string" calcext:value-type="string">
            <text:p/>
            <text:p>Diploma (Engineering), B.Sc in CSE (Preferable) </text:p>
            <text:p>Educational qualification is relaxed for having experience of at least 02 years in related job</text:p>
            <text:p/>
          </table:table-cell>
          <table:table-cell office:value-type="string" calcext:value-type="string">
            <text:p/>
            <text:p>Age 23 to 35 years </text:p>
            <text:p>Only males are allowed to apply</text:p>
            <text:p/>
          </table:table-cell>
          <table:table-cell office:value-type="string" calcext:value-type="string">
            <text:p/>
            <text:p>Â Negotiable</text:p>
            <text:p>                                                                    </text:p>
          </table:table-cell>
          <table:table-cell office:value-type="string" calcext:value-type="string">
            <text:p/>
            <text:p>Mobile billLunch Facilities: Partially SubsidizeSalary Review: YearlyFestival Bonus: 2</text:p>
            <text:p/>
          </table:table-cell>
          <table:table-cell office:value-type="string" calcext:value-type="string">
            <text:p/>
            <text:p>Â Oct 30, 2019</text:p>
            <text:p>                                                                        </text:p>
          </table:table-cell>
          <table:table-cell office:value-type="string" calcext:value-type="string">
            <text:p/>
            <text:p>Â Nov 28, 2019</text:p>
            <text:p>                                                                        </text:p>
          </table:table-cell>
          <table:table-cell table:number-columns-repeated="1007"/>
        </table:table-row>
        <table:table-row table:style-name="ro14">
          <table:table-cell office:value-type="string" calcext:value-type="string">
            <text:p>Web Designer (Graphics)</text:p>
          </table:table-cell>
          <table:table-cell office:value-type="string" calcext:value-type="string">
            <text:p>Route Alternative </text:p>
          </table:table-cell>
          <table:table-cell office:value-type="string" calcext:value-type="string">
            <text:p/>
            <text:p>                                                                05</text:p>
            <text:p>                                                                </text:p>
          </table:table-cell>
          <table:table-cell office:value-type="string" calcext:value-type="string">
            <text:p>Development of new design from idea generation to final product.</text:p>
            <text:p>Understanding designs from technical perspectives through pattern and specifications.</text:p>
            <text:p>Making new accessories design for upcoming collections.</text:p>
            <text:p>Developing concepts, graphics and layouts for poster, leaflets, banners, newsletters, flyers, festoons, and other materials.</text:p>
            <text:p>Special Experience on Clipping Path, Multiple Clipping Path, Image Masking, Photo Retouching, Photo Restoration, Image Enhancement, Color Correction, Object Removing, Creating Various Shadows, Brochure &amp; Catalog Design, Page Makeup, News Paper Ad etc.</text:p>
            <text:p>Generating graphical content for social media.</text:p>
            <text:p>Strong understanding of current online marketing concepts, strategy and best practice.</text:p>
            <text:p>Strong proficiency with Adobe Photoshop and Illustrator Update Version.</text:p>
            <text:p>Work with a wide range of media and use graphic design software.</text:p>
            <text:p>Design all kinds of adverts and promotional contents &amp; generate concepts.</text:p>
            <text:p>Prepare Graphics Design materials for social digital marketing/social media platforms etc and manage social pages.</text:p>
            <text:p>Illustrating concept by designing rough layout of art and copy regarding arrangement, Product Design &amp; Decorative Sticker, typography and Font style and related aesthetic concepts.</text:p>
            <text:p>Responsible for designing, coding and modifying the websites as per requirements.</text:p>
            <text:p>Design and Implementation of API to be consumed by Front-End Developers.</text:p>
          </table:table-cell>
          <table:table-cell office:value-type="string" calcext:value-type="string">
            <text:p><text:span text:style-name="T1">Route Alternative Ltd is a premium overseas education consultancy that guides Bangladeshi, Indian, Nepalese and other subcontinent students for their studies and careers abroad. Students in various regions of these countries use our services. Route Alternative Ltd offers services that help students in making the most important decision of their life, about education and future career.Route Alternative Ltd is looking for Web Designer (Graphics) to assist its IT department.</text:span></text:p>
            <text:p><text:span text:style-name="T1">Working Hours: 12 PM to 9 PM.</text:span></text:p>
            <text:p><text:span text:style-name="T1"/></text:p>
          </table:table-cell>
          <table:table-cell office:value-type="string" calcext:value-type="string">
            <text:p/>
            <text:p>                                                                Full-time</text:p>
            <text:p>                                                            </text:p>
          </table:table-cell>
          <table:table-cell office:value-type="string" calcext:value-type="string">
            <text:p/>
            <text:p>Â At most 1 year(s)</text:p>
            <text:p>                                                                    </text:p>
          </table:table-cell>
          <table:table-cell office:value-type="string" calcext:value-type="string">
            <text:p/>
            <text:p>Â Both males and females are allowed to apply</text:p>
            <text:p>                                                                    </text:p>
          </table:table-cell>
          <table:table-cell office:value-type="string" calcext:value-type="string">
            <text:p/>
            <text:p>Â Age 22 to 35 years</text:p>
            <text:p>                                                                    </text:p>
          </table:table-cell>
          <table:table-cell office:value-type="string" calcext:value-type="string">
            <text:p/>
            <text:p>Â Anywhere in Bangladesh</text:p>
            <text:p>                                                                    </text:p>
          </table:table-cell>
          <table:table-cell/>
          <table:table-cell office:value-type="string" calcext:value-type="string">
            <text:p/>
            <text:p>Bachelor's degree in Computer Science or a related field.</text:p>
            <text:p>Graduate from any reputed university</text:p>
            <text:p>Masters/ Graduation in Computer Science/ Engineering/ Software Engineering or any other relevant knowledge areas.</text:p>
            <text:p>Skills Required:  HTML5, Adobe Photoshop/ Illustrator, CSS, HTML, JavaScript, Photoshop, XHTML</text:p>
            <text:p/>
          </table:table-cell>
          <table:table-cell office:value-type="string" calcext:value-type="string">
            <text:p/>
            <text:p>Age 22 to 35 years </text:p>
            <text:p>Both males and females are allowed to apply</text:p>
            <text:p>Deep expertise and hands on experience with Web Applications and programming languages such as HTML, CSS, JavaScript, JQuery, PHP and API's.</text:p>
            <text:p>Good knowledge of Search Engine Optimization process</text:p>
            <text:p>Must be able to convert PSD to HTML CSS responsive template.</text:p>
            <text:p>Professional Experience on HTML/HTML5, CSS/CSS3, Sass, Bootstrap, JavaScript and JQuery.</text:p>
            <text:p>Strong interpersonal skills and ability to multi-task successfully.</text:p>
            <text:p>Proactive with learning and should have 'Can Do' Attitude</text:p>
            <text:p>Any job assigned by the management.</text:p>
            <text:p>Dynamic, energetic, hardworking, self-motivated with creative and innovative ideas.</text:p>
            <text:p>High work Ethics &amp; Professionalism.</text:p>
            <text:p>Expert in Typing both English and Bangla</text:p>
            <text:p>Verbal &amp; written knowledge in English</text:p>
            <text:p>Ability to meet deadlines and manage projects.</text:p>
            <text:p>Able to work with team spirit.</text:p>
            <text:p/>
          </table:table-cell>
          <table:table-cell office:value-type="string" calcext:value-type="string">
            <text:p/>
            <text:p>Â Negotiable</text:p>
            <text:p>                                                                    </text:p>
          </table:table-cell>
          <table:table-cell office:value-type="string" calcext:value-type="string">
            <text:p/>
            <text:p>Probationary period: 3 months; after successful completion of the probationary period, salary will be increased as per salary structure of the organization.</text:p>
            <text:p>After confirmation as a permanent staff, he will have entitled two festival bonuses, Welfare facilities and other benefits as per organization policy.</text:p>
            <text:p>Attractive incentive policy on performance</text:p>
            <text:p/>
          </table:table-cell>
          <table:table-cell office:value-type="string" calcext:value-type="string">
            <text:p/>
            <text:p>Â Oct 29, 2019</text:p>
            <text:p>                                                                        </text:p>
          </table:table-cell>
          <table:table-cell office:value-type="string" calcext:value-type="string">
            <text:p/>
            <text:p>Â Nov 28, 2019</text:p>
            <text:p>                                                                        </text:p>
          </table:table-cell>
          <table:table-cell table:number-columns-repeated="1007"/>
        </table:table-row>
        <table:table-row table:style-name="ro15">
          <table:table-cell office:value-type="string" calcext:value-type="string">
            <text:p>PHP Programmer (Laravel)</text:p>
          </table:table-cell>
          <table:table-cell office:value-type="string" calcext:value-type="string">
            <text:p>Mediusware </text:p>
          </table:table-cell>
          <table:table-cell office:value-type="string" calcext:value-type="string">
            <text:p/>
            <text:p>                                                                05</text:p>
            <text:p>                                                                </text:p>
          </table:table-cell>
          <table:table-cell office:value-type="string" calcext:value-type="string">
            <text:p>Must have working experience on Laravel / Advanced PHP (Composer Packages) and Javascript</text:p>
            <text:p>Programming Contest experience will be plus point</text:p>
            <text:p>Experience using Git, Trello, Bitbucket</text:p>
            <text:p>Candidates need to be highly professional, friendly, courteous and able to meet the committed deadline</text:p>
            <text:p>Capable of work as a team or individual</text:p>
            <text:p>The applicant should be able to work under pressure.</text:p>
            <text:p>Prefer to have good knowledge of core raw PHP.</text:p>
          </table:table-cell>
          <table:table-cell office:value-type="string" calcext:value-type="string">
            <text:p><text:span text:style-name="T1">We are looking for Junior PHP Programmer with skills and experience in building modern web applications using Laravel framework.</text:span></text:p>
            <text:p><text:span text:style-name="T1">                                                        </text:span></text:p>
          </table:table-cell>
          <table:table-cell office:value-type="string" calcext:value-type="string">
            <text:p/>
            <text:p>                                                                Full-time</text:p>
            <text:p>                                                            </text:p>
          </table:table-cell>
          <table:table-cell office:value-type="string" calcext:value-type="string">
            <text:p/>
            <text:p>Â At least 1 year(s)</text:p>
            <text:p>                                                                    </text:p>
          </table:table-cell>
          <table:table-cell office:value-type="string" calcext:value-type="string">
            <text:p/>
            <text:p>Â Both males and females are allowed to apply</text:p>
            <text:p>                                                                    </text:p>
          </table:table-cell>
          <table:table-cell office:value-type="string" calcext:value-type="string">
            <text:p/>
            <text:p>Â Age at least 25 years</text:p>
            <text:p>                                                                    </text:p>
          </table:table-cell>
          <table:table-cell office:value-type="string" calcext:value-type="string">
            <text:p/>
            <text:p>Â Dhaka (Mohammadpur)</text:p>
            <text:p>                                                                    </text:p>
          </table:table-cell>
          <table:table-cell/>
          <table:table-cell office:value-type="string" calcext:value-type="string">
            <text:p/>
            <text:p>Bachelor of Science (BSc) in Computer Science &amp; Engineering</text:p>
            <text:p>Skills Required:  Laravel Framework,  PHP</text:p>
            <text:p/>
          </table:table-cell>
          <table:table-cell office:value-type="string" calcext:value-type="string">
            <text:p/>
            <text:p>Age at least 25 years </text:p>
            <text:p>Both males and females are allowed to apply</text:p>
            <text:p>Strong problem solving and debugging skills is a must</text:p>
            <text:p/>
          </table:table-cell>
          <table:table-cell office:value-type="string" calcext:value-type="string">
            <text:p/>
            <text:p>Â Tk. 25000 - 35000 (Monthly)</text:p>
            <text:p>                                                                    </text:p>
          </table:table-cell>
          <table:table-cell office:value-type="string" calcext:value-type="string">
            <text:p/>
            <text:p>Performance bonus, Over time allowanceSalary Review: YearlyFestival Bonus: 2WORKING DAYS: Monday to Saturday</text:p>
            <text:p/>
          </table:table-cell>
          <table:table-cell office:value-type="string" calcext:value-type="string">
            <text:p/>
            <text:p>Â Oct 29, 2019</text:p>
            <text:p>                                                                        </text:p>
          </table:table-cell>
          <table:table-cell office:value-type="string" calcext:value-type="string">
            <text:p/>
            <text:p>Â Nov 28, 2019</text:p>
            <text:p>                                                                        </text:p>
          </table:table-cell>
          <table:table-cell table:number-columns-repeated="1007"/>
        </table:table-row>
        <table:table-row table:style-name="ro16">
          <table:table-cell office:value-type="string" calcext:value-type="string">
            <text:p>Engineer (IP Transmission Network)</text:p>
          </table:table-cell>
          <table:table-cell office:value-type="string" calcext:value-type="string">
            <text:p>Leading telecommunication and IT based company </text:p>
          </table:table-cell>
          <table:table-cell office:value-type="string" calcext:value-type="string">
            <text:p/>
            <text:p>                                                                4</text:p>
            <text:p>                                                                </text:p>
          </table:table-cell>
          <table:table-cell office:value-type="string" calcext:value-type="string">
            <text:p/>
            <text:p>Providing logical troubleshooting support for infrastructure backbone (MPLS, L2, L3, and GPON etc.), Telco (2G, 3G, 4G etc.) services, and L2/L3 services of ISP, ICX, IGW, IIG and Govt. Organizations etc.</text:p>
            <text:p>Troubleshooting issues with VLAN, STP, RSTP, ERPS, and FTTX etc.</text:p>
            <text:p>Troubleshooting issues with OSPF, ISIS, BGP, MPLS VPN, PE-CE routing, route export/import protocols &amp; technologies </text:p>
            <text:p>2nd/ 3rd level monitoring for backbone network</text:p>
            <text:p>Network KPI and performance monitoring and reporting</text:p>
            <text:p/>
          </table:table-cell>
          <table:table-cell/>
          <table:table-cell office:value-type="string" calcext:value-type="string">
            <text:p/>
            <text:p>                                                                Full-time</text:p>
            <text:p>                                                            </text:p>
          </table:table-cell>
          <table:table-cell office:value-type="string" calcext:value-type="string">
            <text:p/>
            <text:p>Â At least 1 year(s)</text:p>
            <text:p>                                                                    </text:p>
          </table:table-cell>
          <table:table-cell/>
          <table:table-cell office:value-type="string" calcext:value-type="string">
            <text:p/>
            <text:p>Â Age 22 to 30 years</text:p>
            <text:p>                                                                    </text:p>
          </table:table-cell>
          <table:table-cell office:value-type="string" calcext:value-type="string">
            <text:p/>
            <text:p>Â Dhaka</text:p>
            <text:p>                                                                    </text:p>
          </table:table-cell>
          <table:table-cell/>
          <table:table-cell office:value-type="string" calcext:value-type="string">
            <text:p/>
            <text:p>B.Sc in EEE/ ECE/ CSE/ ETE/ICT/ Telecommunication from reputed public or private university</text:p>
            <text:p/>
          </table:table-cell>
          <table:table-cell office:value-type="string" calcext:value-type="string">
            <text:p/>
            <text:p>Age 22 to 30 years </text:p>
            <text:p>Sound knowledge on IP network, L-2/L-3 devices, connectivity, monitoring, operations, office tools etc.</text:p>
            <text:p>Good communication, negotiation, coordination and convincing skill</text:p>
            <text:p/>
          </table:table-cell>
          <table:table-cell office:value-type="string" calcext:value-type="string">
            <text:p/>
            <text:p>Â Negotiable</text:p>
            <text:p>                                                                    </text:p>
          </table:table-cell>
          <table:table-cell office:value-type="string" calcext:value-type="string">
            <text:p/>
            <text:p>Profit share, Provident fund, Weekly 2 holidaysLunch Facilities: Partially SubsidizeFestival Bonus: 2</text:p>
            <text:p/>
          </table:table-cell>
          <table:table-cell office:value-type="string" calcext:value-type="string">
            <text:p/>
            <text:p>Â Oct 29, 2019</text:p>
            <text:p>                                                                        </text:p>
          </table:table-cell>
          <table:table-cell office:value-type="string" calcext:value-type="string">
            <text:p/>
            <text:p>Â Nov 28, 2019</text:p>
            <text:p>                                                                        </text:p>
          </table:table-cell>
          <table:table-cell table:number-columns-repeated="1007"/>
        </table:table-row>
        <table:table-row table:style-name="ro2">
          <table:table-cell office:value-type="string" calcext:value-type="string">
            <text:p>Associate, IT Support</text:p>
          </table:table-cell>
          <table:table-cell office:value-type="string" calcext:value-type="string">
            <text:p>SSL Wireless </text:p>
          </table:table-cell>
          <table:table-cell office:value-type="string" calcext:value-type="string">
            <text:p/>
            <text:p>                                                                Not specific</text:p>
            <text:p>                                                                </text:p>
          </table:table-cell>
          <table:table-cell office:value-type="string" calcext:value-type="string">
            <text:p/>
            <text:p>Provide support for corporate LAN including but not limited to deploy new workstations, respond to support requirements for existing workstations and perform troubleshooting.</text:p>
            <text:p>Deploy, manage and troubleshoot network infrastructure.</text:p>
            <text:p>Deploy and manage Physical infrastructure as and when required.</text:p>
            <text:p>Manage Physical data centers.</text:p>
            <text:p>Manage Wireless platforms.</text:p>
            <text:p>Manage physical Security and surveillance Systems.</text:p>
            <text:p>Manage Power Backup Systems</text:p>
            <text:p>Manage Physical server platforms.</text:p>
            <text:p>Manage Enterprise Anti-X System, Active Directory, FTP and Samba Systems.</text:p>
            <text:p>Provide support for group units.</text:p>
            <text:p/>
          </table:table-cell>
          <table:table-cell/>
          <table:table-cell office:value-type="string" calcext:value-type="string">
            <text:p/>
            <text:p>                                                                Full-time</text:p>
            <text:p>                                                            </text:p>
          </table:table-cell>
          <table:table-cell office:value-type="string" calcext:value-type="string">
            <text:p/>
            <text:p>Â At least 2 year(s)</text:p>
            <text:p>                                                                    </text:p>
          </table:table-cell>
          <table:table-cell/>
          <table:table-cell office:value-type="string" calcext:value-type="string">
            <text:p/>
            <text:p>Â Age 22 to 30 years</text:p>
            <text:p>                                                                    </text:p>
          </table:table-cell>
          <table:table-cell office:value-type="string" calcext:value-type="string">
            <text:p/>
            <text:p>Â Dhaka</text:p>
            <text:p>                                                                    </text:p>
          </table:table-cell>
          <table:table-cell/>
          <table:table-cell office:value-type="string" calcext:value-type="string">
            <text:p/>
            <text:p>Bachelor of Science (BSc) in CSE</text:p>
            <text:p/>
          </table:table-cell>
          <table:table-cell office:value-type="string" calcext:value-type="string">
            <text:p/>
            <text:p>Age 22 to 30 years </text:p>
            <text:p>Strong troubleshooting capability</text:p>
            <text:p>Solid understanding on IT terminologies, technologies and concepts.</text:p>
            <text:p>Good analytical, planning and coordination skill</text:p>
            <text:p>Good communication and interpersonal skills</text:p>
            <text:p>Must be a team player and can get along with the co-workers.</text:p>
            <text:p>Must be punctual, well-groomed and have good manners. </text:p>
            <text:p>Must be able to prioritize tasks to finish the assigned projects within the given timeline.</text:p>
            <text:p>Must be innovative, easygoing, hardworking and compliant with business ethics.</text:p>
            <text:p/>
          </table:table-cell>
          <table:table-cell office:value-type="string" calcext:value-type="string">
            <text:p/>
            <text:p>Â Negotiable</text:p>
            <text:p>                                                                    </text:p>
          </table:table-cell>
          <table:table-cell office:value-type="string" calcext:value-type="string">
            <text:p/>
            <text:p>Mobile bill, Medical allowance, Profit share, Weekly 2 holidaysSalary Review: YearlyFestival Bonus: 2Annual Leave Encasement</text:p>
            <text:p>Free Health Checkup</text:p>
            <text:p>Subsidies Lunch </text:p>
            <text:p>Subsidies Breakfast </text:p>
            <text:p>Local &amp; International Training</text:p>
            <text:p/>
          </table:table-cell>
          <table:table-cell office:value-type="string" calcext:value-type="string">
            <text:p/>
            <text:p>Â Oct 29, 2019</text:p>
            <text:p>                                                                        </text:p>
          </table:table-cell>
          <table:table-cell office:value-type="string" calcext:value-type="string">
            <text:p/>
            <text:p>Â Nov 12, 2019</text:p>
            <text:p>                                                                        </text:p>
          </table:table-cell>
          <table:table-cell table:number-columns-repeated="1007"/>
        </table:table-row>
        <table:table-row table:style-name="ro6">
          <table:table-cell office:value-type="string" calcext:value-type="string">
            <text:p>Engineer (Network Operation Centre)</text:p>
          </table:table-cell>
          <table:table-cell office:value-type="string" calcext:value-type="string">
            <text:p>Fiber @ Home Ltd. </text:p>
          </table:table-cell>
          <table:table-cell office:value-type="string" calcext:value-type="string">
            <text:p/>
            <text:p>                                                                2</text:p>
            <text:p>                                                                </text:p>
          </table:table-cell>
          <table:table-cell office:value-type="string" calcext:value-type="string">
            <text:p>Monitoring network using different NMS and performance monitoring tools</text:p>
            <text:p>Trouble ticket Management.</text:p>
            <text:p>Providing level 1 logical (Data, SDH &amp; DWDM network) support and coordination with operational stakeholders to rectify operational issues.</text:p>
            <text:p>Effective Communication with clients and stake holders over phone/email/meetings.</text:p>
            <text:p>Reporting within deadline with analysis and accuracy.</text:p>
          </table:table-cell>
          <table:table-cell office:value-type="string" calcext:value-type="string">
            <text:p><text:span text:style-name="T1">Fiber@Home plays a major part in the communications sector in Bangladesh in providing better services, especially Telecommunications sector. We build, develop, operate and maintain a nationwide optical fiber based transmission backbone to enable a common connectivity platform for different service providers like mobile operators, cable TV operators, ISPs etc. and thus helping to create a digital Bangladesh. This common infrastructure will use national resources optimally in the growing need of information &amp; communication technology and telecommunication sector. To build digital Bangladesh &amp; meet growing business need we are offering career opportunity with us, where you will explore different work environment for optimum utilization of your potentiality. Please keep on eye at our website for all current job opening &amp; detail information about us: www.fiberathome.net</text:span></text:p>
            <text:p><text:span text:style-name="T1">                                                        </text:span></text:p>
          </table:table-cell>
          <table:table-cell office:value-type="string" calcext:value-type="string">
            <text:p/>
            <text:p>                                                                Full-time</text:p>
            <text:p>                                                            </text:p>
          </table:table-cell>
          <table:table-cell office:value-type="string" calcext:value-type="string">
            <text:p/>
            <text:p>Â At least 1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B.Sc in EEE/ETE/ECE/CSE from reputed top ranked public &amp; private university</text:p>
            <text:p/>
          </table:table-cell>
          <table:table-cell office:value-type="string" calcext:value-type="string">
            <text:p/>
            <text:p>Basic concept of transmission , L-2/ L-3 device and connectivity and operations, computer skills</text:p>
            <text:p>Basic concept of SDH Network</text:p>
            <text:p>Good communication and presentation skill</text:p>
            <text:p>An amiable personality</text:p>
            <text:p>Must be a TEAM player with strong interpersonal skills</text:p>
            <text:p>Ability to work under pressure</text:p>
            <text:p/>
          </table:table-cell>
          <table:table-cell office:value-type="string" calcext:value-type="string">
            <text:p/>
            <text:p>Â Negotiable</text:p>
            <text:p>                                                                    </text:p>
          </table:table-cell>
          <table:table-cell office:value-type="string" calcext:value-type="string">
            <text:p/>
            <text:p>Profit share, Provident fund, Weekly 2 holidaysFestival Bonus: 2</text:p>
            <text:p/>
          </table:table-cell>
          <table:table-cell office:value-type="string" calcext:value-type="string">
            <text:p/>
            <text:p>Â Oct 29, 2019</text:p>
            <text:p>                                                                        </text:p>
          </table:table-cell>
          <table:table-cell office:value-type="string" calcext:value-type="string">
            <text:p/>
            <text:p>Â Nov 28, 2019</text:p>
            <text:p>                                                                        </text:p>
          </table:table-cell>
          <table:table-cell table:number-columns-repeated="1007"/>
        </table:table-row>
        <table:table-row table:style-name="ro17">
          <table:table-cell office:value-type="string" calcext:value-type="string">
            <text:p>Senior SQA Engineer</text:p>
          </table:table-cell>
          <table:table-cell office:value-type="string" calcext:value-type="string">
            <text:p>Prefeex Ltd </text:p>
          </table:table-cell>
          <table:table-cell office:value-type="string" calcext:value-type="string">
            <text:p/>
            <text:p>                                                                01</text:p>
            <text:p>                                                                </text:p>
          </table:table-cell>
          <table:table-cell office:value-type="string" calcext:value-type="string">
            <text:p/>
            <text:p>                                                            Prefeex, an emerging Lifestyle based start-up, backed by a large group invites application for the position of Senior SQA Engineer.</text:p>
            <text:p>                                                        </text:p>
          </table:table-cell>
          <table:table-cell/>
          <table:table-cell office:value-type="string" calcext:value-type="string">
            <text:p/>
            <text:p>                                                                Full-time</text:p>
            <text:p>                                                            </text:p>
          </table:table-cell>
          <table:table-cell office:value-type="string" calcext:value-type="string">
            <text:p/>
            <text:p>Â At most 4 year(s)</text:p>
            <text:p>                                                                    </text:p>
          </table:table-cell>
          <table:table-cell table:number-columns-repeated="2"/>
          <table:table-cell office:value-type="string" calcext:value-type="string">
            <text:p/>
            <text:p>Â Dhaka (Uttara)</text:p>
            <text:p>                                                                    </text:p>
          </table:table-cell>
          <table:table-cell/>
          <table:table-cell office:value-type="string" calcext:value-type="string">
            <text:p/>
            <text:p>B.Sc / M.Sc in Computer Science &amp; Engineering from any reputed University.</text:p>
            <text:p/>
          </table:table-cell>
          <table:table-cell office:value-type="string" calcext:value-type="string">
            <text:p/>
            <text:p>Should have basic knowledge of OOP and JavaScript.</text:p>
            <text:p>Should have basic knowledge on GIT, Jenkins</text:p>
            <text:p>Hands on experience in Selenium, Protractor, Appium, is must.</text:p>
            <text:p>Hands on Experience in Rest Assured for API automation test is must.</text:p>
            <text:p>Hands on experience in Performance and load test using JMeter will be plus.</text:p>
            <text:p>At least 4 years of experience in software quality assurance and At least 2 years of experience in Automation Test.</text:p>
            <text:p>Should have experience on complex web application and API testing.</text:p>
            <text:p>Should have experience with Android / iOS app testing.</text:p>
            <text:p>Must have excellent analytical skills.</text:p>
            <text:p>Good communication skills in both verbal and written English.</text:p>
            <text:p>Experience with QA and Agile/Scrum development process.</text:p>
            <text:p>Ability to work individually and independently with minimal supervision.</text:p>
            <text:p>Highly motivated, reliable and hard working.</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29, 2019</text:p>
            <text:p>                                                                        </text:p>
          </table:table-cell>
          <table:table-cell office:value-type="string" calcext:value-type="string">
            <text:p/>
            <text:p>Â Nov 7, 2019</text:p>
            <text:p>                                                                        </text:p>
          </table:table-cell>
          <table:table-cell table:number-columns-repeated="1007"/>
        </table:table-row>
        <table:table-row table:style-name="ro6">
          <table:table-cell office:value-type="string" calcext:value-type="string">
            <text:p>Full Stack Developer</text:p>
          </table:table-cell>
          <table:table-cell office:value-type="string" calcext:value-type="string">
            <text:p>Pridesys IT Limited </text:p>
          </table:table-cell>
          <table:table-cell office:value-type="string" calcext:value-type="string">
            <text:p/>
            <text:p>                                                                05</text:p>
            <text:p>                                                                </text:p>
          </table:table-cell>
          <table:table-cell office:value-type="string" calcext:value-type="string">
            <text:p>Deliver innovative, engaging web applications using the latest software technologies.</text:p>
            <text:p>Fulfill several project requests simultaneously while working in a fast-paced environment.</text:p>
            <text:p>Work with business partners and outside vendors to collect and confirm project business requirements.</text:p>
            <text:p>Identify design problems and devise solid technical solutions.</text:p>
            <text:p>Take smart risks and champion new ideas.</text:p>
            <text:p>Conduct system wide requirement analysis and work effort estimations.</text:p>
            <text:p>Collaborate closely with the PM / Architects / BAs.</text:p>
            <text:p>Thoroughly understand the requirements and ability to develop detailed software designs.</text:p>
            <text:p>Use best practices and coding standards.</text:p>
            <text:p>Participate in peer-reviews and provide feedback.</text:p>
            <text:p>Provide accurate and detailed weekly task reports.</text:p>
          </table:table-cell>
          <table:table-cell office:value-type="string" calcext:value-type="string">
            <text:p><text:span text:style-name="T1">Looking For: Full Stack Developers</text:span></text:p>
            <text:p><text:span text:style-name="T1">                                                        </text:span></text:p>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Bachelor of Science (BSc) in Software Engineering</text:p>
            <text:p/>
          </table:table-cell>
          <table:table-cell office:value-type="string" calcext:value-type="string">
            <text:p/>
            <text:p>Strong knowledge of Java, including data structures, algorithms, enterprise systems, and asynchronous architectures.</text:p>
            <text:p>Deep understanding of web services software architecture and design (REST/SOAP), including security based implementations.</text:p>
            <text:p>2+ years of extensive JavaScript development, building highly interactive web apps using frameworks such as React, Angular(preferred), or Vue.js</text:p>
            <text:p>Experience implementing transaction and management and persistence using ORM frameworks (such as JPA and Hibernate).</text:p>
            <text:p>Experience with data modeling and database programming skills (Oracle, MySQL, PostgreSQL, Redis, MongoDB, Cassandra, etc and PL/SQL experience a plus).</text:p>
            <text:p>Familiarity with infrastructure systems (servers, systems administration, and UNIX/Linux scripting skills) a plus.</text:p>
            <text:p>Understanding of networks, firewalls, load balancers and concepts with the ability to provide requirements to</text:p>
            <text:p>Working experience with agile methodologies (Scrum).</text:p>
            <text:p>Working experience with UML and design patterns.</text:p>
            <text:p>Working knowledge of continuous integration tools: Maven, Ant, SVN, GIT etc</text:p>
            <text:p>Working experience with Tomcate, JBoss and/or WebLogic.</text:p>
            <text:p>Proven ability to build, manage and foster a team-oriented environment.</text:p>
            <text:p>Proven ability to work creatively and analytically in a problem-solving environment.</text:p>
            <text:p>Desire to work in an information systems environment.</text:p>
            <text:p>Excellent communication (written and oral) and interpersonal skills.</text:p>
            <text:p/>
          </table:table-cell>
          <table:table-cell office:value-type="string" calcext:value-type="string">
            <text:p/>
            <text:p>Â Negotiable</text:p>
            <text:p>                                                                    </text:p>
          </table:table-cell>
          <table:table-cell office:value-type="string" calcext:value-type="string">
            <text:p/>
            <text:p>Provident fund, Weekly 2 holidaysLunch Facilities: Partially SubsidizeSalary Review: YearlyFestival Bonus: 2</text:p>
            <text:p/>
          </table:table-cell>
          <table:table-cell office:value-type="string" calcext:value-type="string">
            <text:p/>
            <text:p>Â Oct 29, 2019</text:p>
            <text:p>                                                                        </text:p>
          </table:table-cell>
          <table:table-cell office:value-type="string" calcext:value-type="string">
            <text:p/>
            <text:p>Â Nov 28, 2019</text:p>
            <text:p>                                                                        </text:p>
          </table:table-cell>
          <table:table-cell table:number-columns-repeated="1007"/>
        </table:table-row>
        <table:table-row table:style-name="ro18">
          <table:table-cell office:value-type="string" calcext:value-type="string">
            <text:p>Data Artist (Associate)</text:p>
          </table:table-cell>
          <table:table-cell office:value-type="string" calcext:value-type="string">
            <text:p>Catalyst Solutions (Sister concern of Adiva Graphics) </text:p>
          </table:table-cell>
          <table:table-cell office:value-type="string" calcext:value-type="string">
            <text:p/>
            <text:p>                                                                10</text:p>
            <text:p>                                                                </text:p>
          </table:table-cell>
          <table:table-cell office:value-type="string" calcext:value-type="string">
            <text:p>QC Online Programming in order to ensure surveys logics and questionnaire are working as per client's overall research brand objective</text:p>
            <text:p>Ensure the final data output (tabs in SPSS, Excel) is accurate to ensure main objectives of the study/projects are met</text:p>
            <text:p>Work extensively with/on Microsoft PowerPoint and Excel to create data heavy charts</text:p>
            <text:p>Extensive knowledge of Excel; such as creating macros and formulas, is a huge PLUS!</text:p>
            <text:p>Analyze data and placing it into various charts</text:p>
            <text:p>Incorporate various charts and integrate them into PowerPoint slides</text:p>
            <text:p>Catalyst Solutions (doing business as Adiva Graphics) is a multinational company, therefore fluency in English is a must.</text:p>
          </table:table-cell>
          <table:table-cell office:value-type="string" calcext:value-type="string">
            <text:p><text:span text:style-name="T1"/></text:p>
            <text:p><text:span text:style-name="T1">Data analytics working based in the usa; catering to top 10 marketing research and analytics companies in the world. Survey checking, quality check data tables and creating visually engaging charts to help facilitate client`s marketing research project management process.</text:span></text:p>
            <text:p><text:span text:style-name="T1">We have an unique work environment and maintain an out of the box ambience, culture. Therefore, it is a must that every candidate should be able to adapt our belief system and adopt our work philosophy.</text:span></text:p>
            <text:p><text:span text:style-name="T1"/></text:p>
          </table:table-cell>
          <table:table-cell office:value-type="string" calcext:value-type="string">
            <text:p/>
            <text:p>                                                                Full-time</text:p>
            <text:p>                                                            </text:p>
          </table:table-cell>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table:table-cell office:value-type="string" calcext:value-type="string">
            <text:p/>
            <text:p>Bachelor of Science (BSc) in EEE, CSE, ETE, IT, Physics, Bachelor of Business Administration (BBA) in Economics, StatisticsCandidates with CGPA below 4.0 in SSC or HSC need NOT to apply</text:p>
            <text:p>Fresh Graduates are encouraged to apply, to state the obvious, some job experience is preferable.</text:p>
            <text:p/>
          </table:table-cell>
          <table:table-cell office:value-type="string" calcext:value-type="string">
            <text:p/>
            <text:p>Both males and females are allowed to apply</text:p>
            <text:p>Mathematics knowledge to organize and manipulate data in MS EXCEL is a must and advance knowledge is a significant positive</text:p>
            <text:p>Ability to grasp and understand new technologies quickly</text:p>
            <text:p>Highly proficient in MS Word, Excel and PowerPoint</text:p>
            <text:p>Ability to manage multiple projects simultaneously while maintaining a strong client service orientation</text:p>
            <text:p>Highly motivated, self-directed &amp; possessing a driven personality capable of working within tight deadlines</text:p>
            <text:p>Superior organizational skills, unflagging attention to detail &amp; demonstrated the commitment to the accuracy and completeness of information</text:p>
            <text:p>Capable of working under minimal supervision with a high level of initiative, energy &amp; enthusiasm for learning</text:p>
            <text:p>An active listener with demonstrated negotiation and problem-solving skills</text:p>
            <text:p>Well-developed interpersonal skills are necessary; excellent verbal and written communication skills </text:p>
            <text:p>Minorities, Women and Handicapped persons are HIGHLY encouraged to apply</text:p>
            <text:p>Should be willing to work according to shift plan of the organization considering we are open 24/7, with exception of female candidates to align with our cultural notes.</text:p>
            <text:p>DO NOT apply if you are very weak in Mathematics.</text:p>
            <text:p/>
          </table:table-cell>
          <table:table-cell office:value-type="string" calcext:value-type="string">
            <text:p/>
            <text:p>Â Tk. 15000 - 25000 (Monthly)</text:p>
            <text:p>                                                                    </text:p>
          </table:table-cell>
          <table:table-cell office:value-type="string" calcext:value-type="string">
            <text:p/>
            <text:p>Medical allowance, Performance bonusLunch Facilities: Full SubsidizeSalary Review: Half YearlyOthers as per company policy</text:p>
            <text:p/>
          </table:table-cell>
          <table:table-cell office:value-type="string" calcext:value-type="string">
            <text:p/>
            <text:p>Â Oct 29, 2019</text:p>
            <text:p>                                                                        </text:p>
          </table:table-cell>
          <table:table-cell office:value-type="string" calcext:value-type="string">
            <text:p/>
            <text:p>Â Nov 28, 2019</text:p>
            <text:p>                                                                        </text:p>
          </table:table-cell>
          <table:table-cell table:number-columns-repeated="1007"/>
        </table:table-row>
        <table:table-row table:style-name="ro19" table:number-rows-repeated="1048553">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1">00/00/0000</text:date>, <text:time style:data-style-name="N2" text:time-value="13:51:45.9021113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1T14:07:25.833340899</dc:date>
    <meta:editing-duration>PT19M37S</meta:editing-duration>
    <meta:editing-cycles>2</meta:editing-cycles>
    <meta:generator>LibreOffice/6.2.7.1$Linux_X86_64 LibreOffice_project/20$Build-1</meta:generator>
    <meta:document-statistic meta:table-count="1" meta:cell-count="314" meta:object-count="0"/>
  </office:meta>
</office:document-meta>
</file>